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StringVisitor.startN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ind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StringVisitor.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endN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start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sta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unknown( Request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attributes(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StringVisitor.param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pathExtension( String 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StringVisitor.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method( Set &lt; HttpMethod &gt; metho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StringVisitor.route( RequestPredicate predicate , HandlerFunction &lt; ?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StringVisitor.path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end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startNested( Request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StringVisitor.unknown( RouterFunction &lt; ? &gt; rou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Visitor.end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Visitor.endNested( Request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StringVisitor.resources( Function &lt; ServerRequest , Optional &lt; Resource &gt; &gt; lookup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